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d308c" officeooo:paragraph-rsid="000d308c"/>
    </style:style>
    <style:style style:name="P2" style:family="paragraph" style:parent-style-name="Standard">
      <style:text-properties officeooo:rsid="000dd0f1" officeooo:paragraph-rsid="000dd0f1"/>
    </style:style>
    <style:style style:name="P3" style:family="paragraph" style:parent-style-name="Standard">
      <style:text-properties style:text-position="0% 100%" officeooo:rsid="000dd0f1" officeooo:paragraph-rsid="000dd0f1"/>
    </style:style>
    <style:style style:name="P4" style:family="paragraph" style:parent-style-name="Standard">
      <style:text-properties style:text-position="0% 100%" officeooo:rsid="000ffb90" officeooo:paragraph-rsid="000ffb90"/>
    </style:style>
    <style:style style:name="P5" style:family="paragraph" style:parent-style-name="Standard">
      <style:text-properties style:text-position="0% 100%" officeooo:rsid="0011de4b" officeooo:paragraph-rsid="0011de4b"/>
    </style:style>
    <style:style style:name="P6" style:family="paragraph" style:parent-style-name="Standard">
      <style:text-properties style:text-position="0% 100%" officeooo:rsid="00123bd9" officeooo:paragraph-rsid="00123bd9"/>
    </style:style>
    <style:style style:name="P7" style:family="paragraph" style:parent-style-name="Standard">
      <style:text-properties officeooo:rsid="000dd0f1" officeooo:paragraph-rsid="000dd0f1"/>
    </style:style>
    <style:style style:name="P8" style:family="paragraph" style:parent-style-name="Standard">
      <style:text-properties officeooo:rsid="000dd0f1" officeooo:paragraph-rsid="000f1f6b"/>
    </style:style>
    <style:style style:name="P9" style:family="paragraph" style:parent-style-name="Standard">
      <style:text-properties officeooo:rsid="000ffb90" officeooo:paragraph-rsid="000ffb90"/>
    </style:style>
    <style:style style:name="P10" style:family="paragraph" style:parent-style-name="Standard">
      <style:text-properties fo:font-size="20pt" fo:font-weight="bold" officeooo:rsid="000d308c" officeooo:paragraph-rsid="000d308c" style:font-size-asian="20pt" style:font-weight-asian="bold" style:font-size-complex="20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ffb90"/>
    </style:style>
    <style:style style:name="T3" style:family="text">
      <style:text-properties style:text-position="super 58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yrer, baser og pH-værdi</text:p>
      <text:p text:style-name="P1"/>
      <text:p text:style-name="P2"><draw:frame draw:style-name="fr1" draw:name="Object1" text:anchor-type="as-char" svg:y="-0.478cm" svg:width="3.692cm" svg:height="0.67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/></text:p>
      <text:p text:style-name="P8"><text:span text:style-name="T1"><draw:frame draw:style-name="fr1" draw:name="Object2" text:anchor-type="as-char" svg:y="-0.393cm" svg:width="2.75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– kun for stærke syrer</text:span></text:p>
      <text:p text:style-name="P3"/>
      <text:p text:style-name="P3"><draw:frame draw:style-name="fr1" draw:name="Object3" text:anchor-type="as-char" svg:y="-0.393cm" svg:width="3.133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1" draw:name="Object4" text:anchor-type="as-char" svg:y="-0.393cm" svg:width="3.738cm" svg:height="0.49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text:span text:style-name="T3"/></text:p>
      <text:p text:style-name="P2"><text:span text:style-name="T3"><draw:frame draw:style-name="fr1" draw:name="Object5" text:anchor-type="as-char" svg:y="-0.478cm" svg:width="3.112cm" svg:height="0.67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><text:span text:style-name="T3"/></text:p>
      <text:p text:style-name="P2"><text:span text:style-name="T3"><draw:frame draw:style-name="fr1" draw:name="Object6" text:anchor-type="as-char" svg:y="-0.474cm" svg:width="3.022cm" svg:height="0.603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"><text:span text:style-name="T3"/></text:p>
      <text:p text:style-name="P2"><text:span text:style-name="T3"><draw:frame draw:style-name="fr1" draw:name="Object7" text:anchor-type="as-char" svg:y="-0.478cm" svg:width="6.697cm" svg:height="0.677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<text:span text:style-name="T2"/></text:p>
      <text:p text:style-name="P9"><text:span text:style-name="T2">S</text:span><text:span text:style-name="T1">ur opløsning: </text:span><text:span text:style-name="T1"><draw:frame draw:style-name="fr1" draw:name="Object9" text:anchor-type="as-char" svg:y="-0.478cm" svg:width="3.05cm" svg:height="0.67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<draw:frame draw:style-name="fr1" draw:name="Object11" text:anchor-type="as-char" svg:y="-0.478cm" svg:width="4.149cm" svg:height="0.677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/>
      <text:p text:style-name="P4">Neutral opløsning: <draw:frame draw:style-name="fr1" draw:name="Object8" text:anchor-type="as-char" svg:y="-0.478cm" svg:width="5.696cm" svg:height="0.67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Basisk opløsning: <draw:frame draw:style-name="fr1" draw:name="Object10" text:anchor-type="as-char" svg:y="-0.478cm" svg:width="3.05cm" svg:height="0.67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2" text:anchor-type="as-char" svg:y="-0.474cm" svg:width="3.852cm" svg:height="0.60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5">Opgave 4.6</text:p>
      <text:p text:style-name="P5"/>
      <text:p text:style-name="P5">mere blå</text:p>
      <text:p text:style-name="P5">mere rød</text:p>
      <text:p text:style-name="P5">mere blå</text:p>
      <text:p text:style-name="P5"/>
      <text:p text:style-name="P5">Opgave 4.7</text:p>
      <text:p text:style-name="P5"/>
      <text:p text:style-name="P5"><draw:frame draw:style-name="fr1" draw:name="Object13" text:anchor-type="as-char" svg:y="-0.393cm" svg:width="4.847cm" svg:height="0.51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>rød</text:p>
      <text:p text:style-name="P5">orange</text:p>
      <text:p text:style-name="P5"/>
      <text:p text:style-name="P5">Opgave 4.8</text:p>
      <text:p text:style-name="P5"/>
      <text:p text:style-name="P6">7-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2:38:06.973707714</meta:creation-date>
    <dc:date>2022-03-18T13:19:21.699525292</dc:date>
    <meta:editing-duration>PT20M23S</meta:editing-duration>
    <meta:editing-cycles>8</meta:editing-cycles>
    <meta:generator>LibreOffice/7.3.1.3$Linux_X86_64 LibreOffice_project/30$Build-3</meta:generator>
    <meta:document-statistic meta:table-count="0" meta:image-count="0" meta:object-count="13" meta:page-count="1" meta:paragraph-count="21" meta:word-count="36" meta:character-count="191" meta:non-whitespace-character-count="166"/>
  </office:meta>
</office:document-meta>
</file>

<file path=Object 1/content.xml><?xml version="1.0" encoding="utf-8"?>
<math xmlns="http://www.w3.org/1998/Math/MathML" display="block">
  <semantics>
    <mrow>
      <mrow>
        <mi mathvariant="italic">pH</mi>
        <mo stretchy="false">=</mo>
        <mrow>
          <mo stretchy="false">−</mo>
          <mi>log</mi>
        </mrow>
      </mrow>
      <mrow>
        <mo fence="true" form="prefix" stretchy="true">[</mo>
        <mrow>
          <mrow>
            <msub>
              <mi>H</mi>
              <mn>3</mn>
            </msub>
            <msup>
              <mi>O</mi>
              <mtext>+</mtext>
            </msup>
          </mrow>
        </mrow>
        <mo fence="true" form="postfix" stretchy="true">]</mo>
      </mrow>
    </mrow>
    <annotation encoding="StarMath 5.0">pH = -log left[ H_3 O sup "+" right]</annotation>
  </semantics>
</math>
</file>

<file path=Object 10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H</mi>
              <mn>3</mn>
            </msub>
            <msup>
              <mi>O</mi>
              <mtext>+</mtext>
            </msup>
          </mrow>
        </mrow>
        <mo fence="true" form="postfix" stretchy="true">]</mo>
      </mrow>
      <mo stretchy="false">&lt;</mo>
      <mrow>
        <mo fence="true" form="prefix" stretchy="true">[</mo>
        <mrow>
          <mrow>
            <mi>O</mi>
            <msup>
              <mi>H</mi>
              <mtext>-</mtext>
            </msup>
          </mrow>
        </mrow>
        <mo fence="true" form="postfix" stretchy="true">]</mo>
      </mrow>
    </mrow>
    <annotation encoding="StarMath 5.0">left[ H_3 O sup "+" right] &lt; left[ O H sup "-" right]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true">[</mo>
          <mrow>
            <mrow>
              <msub>
                <mi>H</mi>
                <mn>3</mn>
              </msub>
              <msup>
                <mi>O</mi>
                <mtext>+</mtext>
              </msup>
            </mrow>
          </mrow>
          <mo fence="true" form="postfix" stretchy="true">]</mo>
        </mrow>
        <mo stretchy="false">&gt;</mo>
        <mrow>
          <mn>1,0</mn>
          <mo stretchy="false">⋅</mo>
          <msup>
            <mn>10</mn>
            <mrow>
              <mo stretchy="false">−</mo>
              <mn>7</mn>
            </mrow>
          </msup>
        </mrow>
      </mrow>
      <mi>M</mi>
    </mrow>
    <annotation encoding="StarMath 5.0">left[ H_3 O sup "+" right] &gt; 1,0 cdot 10 sup -7 M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row>
              <mi>O</mi>
              <msup>
                <mi>H</mi>
                <mtext>-</mtext>
              </msup>
            </mrow>
          </mrow>
          <mo fence="true" form="postfix" stretchy="true">]</mo>
        </mrow>
        <mo stretchy="false">&gt;</mo>
        <mrow>
          <mn>1,0</mn>
          <mo stretchy="false">⋅</mo>
          <msup>
            <mn>10</mn>
            <mrow>
              <mo stretchy="false">−</mo>
              <mn>7</mn>
            </mrow>
          </msup>
        </mrow>
      </mrow>
      <mi>M</mi>
    </mrow>
    <annotation encoding="StarMath 5.0">left[ O H sup "-" right] &gt; 1,0 cdot 10 sup -7 M</annotation>
  </semantics>
</math>
</file>

<file path=Object 13/content.xml><?xml version="1.0" encoding="utf-8"?>
<math xmlns="http://www.w3.org/1998/Math/MathML" display="block">
  <semantics>
    <mrow>
      <mrow>
        <mi mathvariant="italic">pH</mi>
        <mo stretchy="false">=</mo>
        <mrow>
          <mo stretchy="false">−</mo>
          <mi>log</mi>
        </mrow>
      </mrow>
      <mrow>
        <mrow>
          <mo fence="true" form="prefix" stretchy="false">(</mo>
          <mrow>
            <mrow>
              <mn>0,042</mn>
              <mi>M</mi>
            </mrow>
          </mrow>
          <mo fence="true" form="postfix" stretchy="false">)</mo>
        </mrow>
        <mo stretchy="false">=</mo>
        <mrow/>
      </mrow>
    </mrow>
    <annotation encoding="StarMath 5.0">pH = -log (0,042 M) = </annotation>
  </semantics>
</math>
</file>

<file path=Object 2/content.xml><?xml version="1.0" encoding="utf-8"?>
<math xmlns="http://www.w3.org/1998/Math/MathML" display="block">
  <semantics>
    <mrow>
      <mrow>
        <mi mathvariant="italic">pH</mi>
        <mo stretchy="false">=</mo>
        <mrow>
          <mo stretchy="false">−</mo>
          <mi>log</mi>
        </mrow>
      </mrow>
      <msub>
        <mi>C</mi>
        <mi>s</mi>
      </msub>
    </mrow>
    <annotation encoding="StarMath 5.0">pH = -log C_s</annotation>
  </semantics>
</math>
</file>

<file path=Object 3/content.xml><?xml version="1.0" encoding="utf-8"?>
<math xmlns="http://www.w3.org/1998/Math/MathML" display="block">
  <semantics>
    <mrow>
      <mi mathvariant="italic">pOH</mi>
      <mo stretchy="false">=</mo>
      <mrow>
        <mn>14</mn>
        <mo stretchy="false">−</mo>
        <mi mathvariant="italic">pH</mi>
      </mrow>
    </mrow>
    <annotation encoding="StarMath 5.0">pOH = 14 - pH</annotation>
  </semantics>
</math>
</file>

<file path=Object 4/content.xml><?xml version="1.0" encoding="utf-8"?>
<math xmlns="http://www.w3.org/1998/Math/MathML" display="block">
  <semantics>
    <mrow>
      <mrow>
        <mi mathvariant="italic">pH</mi>
        <mo stretchy="false">+</mo>
        <mi mathvariant="italic">pOH</mi>
      </mrow>
      <mo stretchy="false">=</mo>
      <mn>14,00</mn>
    </mrow>
    <annotation encoding="StarMath 5.0">pH + pOH = 14,00</annotation>
  </semantics>
</math>
</file>

<file path=Object 5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H</mi>
              <mn>3</mn>
            </msub>
            <msup>
              <mi>O</mi>
              <mtext>+</mtext>
            </msup>
          </mrow>
        </mrow>
        <mo fence="true" form="postfix" stretchy="true">]</mo>
      </mrow>
      <mo stretchy="false">=</mo>
      <msup>
        <mn>10</mn>
        <mrow>
          <mo stretchy="false">−</mo>
          <mi mathvariant="italic">pH</mi>
        </mrow>
      </msup>
    </mrow>
    <annotation encoding="StarMath 5.0">left[ H_3 O sup "+" right] = 10 sup -pH</annotation>
  </semantics>
</math>
</file>

<file path=Object 6/content.xml><?xml version="1.0" encoding="utf-8"?>
<math xmlns="http://www.w3.org/1998/Math/MathML" display="block">
  <semantics>
    <mrow>
      <mrow>
        <mo fence="true" form="prefix" stretchy="true">[</mo>
        <mrow>
          <mrow>
            <mi>O</mi>
            <msup>
              <mi>H</mi>
              <mtext>-</mtext>
            </msup>
          </mrow>
        </mrow>
        <mo fence="true" form="postfix" stretchy="true">]</mo>
      </mrow>
      <mo stretchy="false">=</mo>
      <msup>
        <mn>10</mn>
        <mrow>
          <mo stretchy="false">−</mo>
          <mi mathvariant="italic">pOH</mi>
        </mrow>
      </msup>
    </mrow>
    <annotation encoding="StarMath 5.0">left[ O H sup "-" right] = 10 sup -pOH</annotation>
  </semantics>
</math>
</file>

<file path=Object 7/content.xml><?xml version="1.0" encoding="utf-8"?>
<math xmlns="http://www.w3.org/1998/Math/MathML" display="block">
  <semantics>
    <mrow>
      <mrow>
        <msub>
          <mi>K</mi>
          <mi>v</mi>
        </msub>
        <mo stretchy="false">=</mo>
        <mrow>
          <mrow>
            <mo fence="true" form="prefix" stretchy="true">[</mo>
            <mrow>
              <mrow>
                <msub>
                  <mi>H</mi>
                  <mn>3</mn>
                </msub>
                <msup>
                  <mi>O</mi>
                  <mtext>+</mtext>
                </msup>
              </mrow>
            </mrow>
            <mo fence="true" form="postfix" stretchy="true">]</mo>
          </mrow>
          <mo stretchy="false">⋅</mo>
          <mrow>
            <mo fence="true" form="prefix" stretchy="true">[</mo>
            <mrow>
              <mrow>
                <mi>O</mi>
                <msup>
                  <mi>H</mi>
                  <mtext>-</mtext>
                </msup>
              </mrow>
            </mrow>
            <mo fence="true" form="postfix" stretchy="true">]</mo>
          </mrow>
        </mrow>
        <mo stretchy="false">=</mo>
        <mrow>
          <mn>1,0</mn>
          <mo stretchy="false">⋅</mo>
          <msup>
            <mn>10</mn>
            <mrow>
              <mo stretchy="false">−</mo>
              <mn>14</mn>
            </mrow>
          </msup>
        </mrow>
      </mrow>
      <msup>
        <mi>M</mi>
        <mn>2</mn>
      </msup>
    </mrow>
    <annotation encoding="StarMath 5.0">K_v = left[ H_3 O sup "+" right] cdot left[ O H sup "-" right] = 1,0 cdot 10 sup -14 M sup 2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[</mo>
          <mrow>
            <mrow>
              <mi>O</mi>
              <msup>
                <mi>H</mi>
                <mtext>-</mtext>
              </msup>
            </mrow>
          </mrow>
          <mo fence="true" form="postfix" stretchy="true">]</mo>
        </mrow>
        <mo stretchy="false">=</mo>
        <mrow>
          <mo fence="true" form="prefix" stretchy="true">[</mo>
          <mrow>
            <mrow>
              <msub>
                <mi>H</mi>
                <mn>3</mn>
              </msub>
              <msup>
                <mi>O</mi>
                <mtext>+</mtext>
              </msup>
            </mrow>
          </mrow>
          <mo fence="true" form="postfix" stretchy="true">]</mo>
        </mrow>
        <mo stretchy="false">=</mo>
        <mrow>
          <mn>1,0</mn>
          <mo stretchy="false">⋅</mo>
          <msup>
            <mn>10</mn>
            <mrow>
              <mo stretchy="false">−</mo>
              <mn>7</mn>
            </mrow>
          </msup>
        </mrow>
      </mrow>
      <mi>M</mi>
    </mrow>
    <annotation encoding="StarMath 5.0">left[ O H sup "-" right] = left[ H_3 O sup "+" right] = 1,0 cdot 10 sup -7 M</annotation>
  </semantics>
</math>
</file>

<file path=Object 9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H</mi>
              <mn>3</mn>
            </msub>
            <msup>
              <mi>O</mi>
              <mtext>+</mtext>
            </msup>
          </mrow>
        </mrow>
        <mo fence="true" form="postfix" stretchy="true">]</mo>
      </mrow>
      <mo stretchy="false">&gt;</mo>
      <mrow>
        <mo fence="true" form="prefix" stretchy="true">[</mo>
        <mrow>
          <mrow>
            <mi>O</mi>
            <msup>
              <mi>H</mi>
              <mtext>-</mtext>
            </msup>
          </mrow>
        </mrow>
        <mo fence="true" form="postfix" stretchy="true">]</mo>
      </mrow>
    </mrow>
    <annotation encoding="StarMath 5.0">left[ H_3 O sup "+" right] &gt; left[ O H sup "-" right]</annotation>
  </semantics>
</math>
</file>